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>dN</mi>
            <mrow>
              <mo stretchy="false">(</mo>
              <msub>
                <mi mathvariant="italic">tc</mi>
                <mi>i</mi>
              </msub>
              <mo stretchy="false">)</mo>
            </mrow>
            <mtext> représente le nombre de défaillant sur la période de rang i</mtext>
          </mrow>
        </mtd>
      </mtr>
      <mtr>
        <mtd>
          <mrow>
            <msub>
              <mi mathvariant="italic">tc</mi>
              <mi>i</mi>
            </msub>
            <mtext> représente le temps au centre de la période de rang i </mtext>
          </mrow>
        </mtd>
      </mtr>
    </mtable>
    <annotation encoding="StarMath 5.0">func dN(tc sub i) " représente le nombre de défaillant sur la période de rang i"newline 
tc sub i " représente le temps au centre de la période de rang i "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